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Helvetica, sans-serif"/>
    <style:font-face style:name="inherit" svg:font-family="inherit"/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 fo:padding="0in" fo:border="non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line-height="200%" fo:orphans="2" fo:widows="2" fo:text-indent="0in" style:auto-text-indent="false" fo:padding="0in" fo:border="none"/>
    </style:style>
    <style:style style:name="T1" style:family="text">
      <style:text-properties fo:font-variant="normal" fo:text-transform="none" style:font-name="OpenSans" fo:font-size="10.5pt" fo:letter-spacing="normal" fo:font-style="normal" fo:font-weight="normal"/>
    </style:style>
    <style:style style:name="T2" style:family="text">
      <style:text-properties fo:font-variant="normal" fo:text-transform="none" style:font-name="inherit" fo:font-size="10.5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e141e" style:font-name="inherit" fo:font-size="10.5pt" fo:letter-spacing="normal" fo:font-style="normal" fo:font-weight="normal"/>
    </style:style>
    <style:style style:name="T4" style:family="text">
      <style:text-properties fo:font-variant="normal" fo:text-transform="none" fo:color="#0e141e" style:font-name="inherit" fo:font-size="10.5pt" fo:letter-spacing="normal" fo:font-style="normal" fo:font-weight="normal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e </text:span><text:span text:style-name="Emphasis"><text:span text:style-name="T2">C++</text:span></text:span><text:span text:style-name="T1"> data types, their format specifiers, and their most common bit widths are as follows:</text:span></text:p>
      <text:list xml:id="list2452382060" text:style-name="L1">
        <text:list-item>
          <text:p text:style-name="P2"><text:span text:style-name="Emphasis"><text:span text:style-name="T4">Int ("%d"):</text:span></text:span><text:span text:style-name="T3"> 32 Bit integer</text:span></text:p>
        </text:list-item>
        <text:list-item>
          <text:p text:style-name="P2"><text:span text:style-name="Emphasis"><text:span text:style-name="T4">Long ("%ld"):</text:span></text:span><text:span text:style-name="T3"> 64 bit integer</text:span></text:p>
        </text:list-item>
        <text:list-item>
          <text:p text:style-name="P2"><text:span text:style-name="Emphasis"><text:span text:style-name="T4">Char ("%c"):</text:span></text:span><text:span text:style-name="T3"> Character type</text:span></text:p>
        </text:list-item>
        <text:list-item>
          <text:p text:style-name="P2"><text:span text:style-name="Emphasis"><text:span text:style-name="T4">Float ("%f"):</text:span></text:span><text:span text:style-name="T3"> 32 bit real value</text:span></text:p>
        </text:list-item>
        <text:list-item>
          <text:p text:style-name="P2"><text:span text:style-name="Emphasis"><text:span text:style-name="T4">Double ("%lf"):</text:span></text:span><text:span text:style-name="T3"> 64 bit real valu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Helvetica, sans-serif"/>
    <style:font-face style:name="inherit" svg:font-family="inherit"/>
    <style:font-face style:name="Noto Sans Devanagari1" svg:font-family="'Noto Sans Devanagari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23:34:10.165173582</meta:creation-date>
    <dc:date>2019-09-06T23:34:43.662044128</dc:date>
    <meta:editing-duration>PT35S</meta:editing-duration>
    <meta:editing-cycles>1</meta:editing-cycles>
    <meta:document-statistic meta:table-count="0" meta:image-count="0" meta:object-count="0" meta:page-count="1" meta:paragraph-count="6" meta:word-count="47" meta:character-count="244" meta:non-whitespace-character-count="208"/>
    <meta:generator>LibreOffice/6.2.6.2$Linux_X86_64 LibreOffice_project/20$Build-2</meta:generator>
  </office:meta>
</office:document-meta>
</file>